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497" officeooo:paragraph-rsid="00141497"/>
    </style:style>
    <style:style style:name="P2" style:family="paragraph" style:parent-style-name="Standard">
      <style:text-properties officeooo:rsid="0014a9e5" officeooo:paragraph-rsid="0014a9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a uma vez um menino que vivia em um lugarzinho muito pequeno e isolado, nunca teve sonhos nem pensava em fazer nada, ate que foi morar na capital.</text:p>
      <text:p text:style-name="P2">Viveu muito tempo levando a vida sem muitas preocupações ou ambições, mas a realidade ou o tempo chega para to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24:59.647475332</meta:creation-date>
    <dc:date>2017-09-27T10:47:27.381089811</dc:date>
    <meta:editing-duration>PT3M21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2" meta:word-count="48" meta:character-count="262" meta:non-whitespace-character-count="216"/>
  </office:meta>
</office:document-meta>
</file>